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a24cf" officeooo:paragraph-rsid="000a24cf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bras nas caixas</text:p>
      <text:p text:style-name="P1"/>
      <text:p text:style-name="P1">text-shadow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3:26:14.871000000</meta:creation-date>
    <dc:date>2025-01-21T23:27:00.440000000</dc:date>
    <meta:editing-duration>PT46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4" meta:character-count="30" meta:non-whitespace-character-count="27"/>
  </office:meta>
</office:document-meta>
</file>